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TV_Chadsmead_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header-rows>
          <table:table-row table:style-name="ro1">
            <table:table-cell office:value-type="string" calcext:value-type="string">
              <text:p>RD-Groups</text:p>
            </table:table-cell>
            <table:table-cell office:value-type="string" calcext:value-type="string">
              <text:p><text:s/>RD-Sugroups</text:p>
            </table:table-cell>
            <table:table-cell office:value-type="string" calcext:value-type="string">
              <text:p><text:s/>Roadgroups</text:p>
            </table:table-cell>
            <table:table-cell office:value-type="string" calcext:value-type="string">
              <text:p><text:s/>Households </text:p>
            </table:table-cell>
            <table:table-cell office:value-type="string" calcext:value-type="string">
              <text:p>no</text:p>
            </table:table-cell>
            <table:table-cell office:value-type="string" calcext:value-type="string">
              <text:p>deiverer</text:p>
            </table:table-cell>
            <table:table-cell office:value-type="string" calcext:value-type="string">
              <text:p>completed</text:p>
            </table:table-cell>
          </table:table-row>
        </table:table-header-rows>
        <table:table-row table:style-name="ro2">
          <table:table-cell office:value-type="string" calcext:value-type="string">
            <text:p>RG_CHD: Chadsmead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HD_C: Central</text:p>
          </table:table-cell>
          <table:table-cell office:value-type="string" calcext:value-type="string">
            <text:p>CHD_C1: Oakenfield..etc 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C2: Swallow Croft..etc </text:p>
          </table:table-cell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C3: Leasowe..etc 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C4: Dimbles Lane..etc 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HD_N: North</text:p>
          </table:table-cell>
          <table:table-cell table:style-name="ce1" office:value-type="string" calcext:value-type="string">
            <text:p>CHD_N1: Garrick Road..etc 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N2: Grange Lane..etc 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N3: Pauls Walk..etc </text:p>
          </table:table-cell>
          <table:table-cell office:value-type="float" office:value="296" calcext:value-type="float">
            <text:p>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G?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N4: Weston Road..etc 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NW: No Walk..etc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HD_S: South</text:p>
          </table:table-cell>
          <table:table-cell office:value-type="string" calcext:value-type="string">
            <text:p>CHD_S1: Charters..etc 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S2: Gaia Lane..etc 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S3: Anson Ave..etc 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N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HD_S4: Beacon St..etc 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N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HD_X: Outside City</text:p>
          </table:table-cell>
          <table:table-cell office:value-type="string" calcext:value-type="string">
            <text:p>CHD_X1: Outside City..etc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G_CUR: Curborough</text:p>
          </table:table-cell>
          <table:table-cell table:number-columns-repeated="2"/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UR_C: Central</text:p>
          </table:table-cell>
          <table:table-cell office:value-type="string" calcext:value-type="string">
            <text:p>CUR_C1: Curborough...etc 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C2: Meadowbrook..etc 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C3: Fallowfield..etc 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UR_E: East</text:p>
          </table:table-cell>
          <table:table-cell office:value-type="string" calcext:value-type="string">
            <text:p>CUR_E1: Giles..etc 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E2: St Margarets etc 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E3: David Garrick Gardens..etc 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E4: Dimbles Lane..etc 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UR_N: North</text:p>
          </table:table-cell>
          <table:table-cell office:value-type="string" calcext:value-type="string">
            <text:p>CUR_N1: Norwich..etc 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N2: Lincoln..etc 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N3: Saxon Gate..etc 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CUR_S: South</text:p>
          </table:table-cell>
          <table:table-cell office:value-type="string" calcext:value-type="string">
            <text:p>CUR_S1: Leyfields..etc 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S2: Ponesfield..etc 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CUR_S3: Purcell Ave..etc 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DR/MF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G_STW: Stowe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STW_C: Central</text:p>
          </table:table-cell>
          <table:table-cell office:value-type="string" calcext:value-type="string">
            <text:p>STW_C1: Stowe St..etc 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C2: St Michael Road..etc 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T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C3: Wissage Rd..etc 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+6DC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STW_E: East</text:p>
          </table:table-cell>
          <table:table-cell office:value-type="string" calcext:value-type="string">
            <text:p>STW_E2: Rocklands Cres..etc 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E3: Valley Lane..etc 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E4: Hobs Road..etc 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E5: Scotch Orchard..etc 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E6: Eastern Ave..etc 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H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STW_N: North</text:p>
          </table:table-cell>
          <table:table-cell office:value-type="string" calcext:value-type="string">
            <text:p>STW_N1: Gilbert Road..etc 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G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N2: Chadswell Heights..etc 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N3: York Close..etc 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N4: Fecknam Way..etc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G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STW_S: South</text:p>
          </table:table-cell>
          <table:table-cell office:value-type="string" calcext:value-type="string">
            <text:p>STW_E1: Lower Trent Valley Road..etc 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S1: Maxwell Close..etc 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S2: Maryvale Court..etc 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S3: BORW..etc 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S4: Deans Croft..etc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RG_STW_W: West</text:p>
          </table:table-cell>
          <table:table-cell office:value-type="string" calcext:value-type="string">
            <text:p>STW_W1: Close..etc 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HW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W2: Bird St..etc 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SHW</text:p>
          </table:table-cell>
          <table:table-cell/>
        </table:table-row>
        <table:table-row table:style-name="ro1">
          <table:table-cell office:value-type="string" calcext:value-type="string">
            <text:p><text:s text:c="5"/></text:p>
          </table:table-cell>
          <table:table-cell/>
          <table:table-cell office:value-type="string" calcext:value-type="string">
            <text:p>STW_W3: Wade Street..etc 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HW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order-top="none" fo:border-bottom="none" fo:border-left="0.06pt solid #000000" fo:border-right="none" fo:padding="0cm" style:scale-to="83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45:15.14243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19T18:54:14.120922384</dc:date>
    <meta:editing-duration>PT40M43S</meta:editing-duration>
    <meta:editing-cycles>5</meta:editing-cycles>
    <meta:print-date>2021-04-18T09:45:13.265162443</meta:print-date>
    <meta:document-statistic meta:table-count="1" meta:cell-count="254" meta:object-count="0"/>
  </office:meta>
</office:document-meta>
</file>